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25491312239B4FAF7D.png" manifest:media-type="image/png"/>
  <manifest:file-entry manifest:full-path="Pictures/1000237D000019D9000003D86D469831AAFBB3A0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041cm" table:align="left"/>
    </style:style>
    <style:style style:name="Table3.A" style:family="table-column">
      <style:table-column-properties style:column-width="1.067cm"/>
    </style:style>
    <style:style style:name="Table3.B" style:family="table-column">
      <style:table-column-properties style:column-width="4.974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954cm" style:rel-column-width="7281*"/>
    </style:style>
    <style:style style:name="Table4.I" style:family="table-column">
      <style:table-column-properties style:column-width="1.956cm" style:rel-column-width="728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font-weight="normal" officeooo:rsid="008f1766" officeooo:paragraph-rsid="008f1766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Liberation Sans" fo:font-size="10pt" fo:font-weight="bold" officeooo:rsid="001dabf8" officeooo:paragraph-rsid="001dabf8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20pt" fo:font-weight="bold" officeooo:rsid="008ef0b2" officeooo:paragraph-rsid="008ef0b2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8pt" fo:font-weight="bold" officeooo:rsid="008ef0b2" officeooo:paragraph-rsid="008ef0b2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32pt" fo:font-weight="bold" officeooo:rsid="008ef0b2" officeooo:paragraph-rsid="008ef0b2" style:font-size-asian="32pt" style:font-weight-asian="bold" style:font-size-complex="32pt" style:font-weight-complex="bold"/>
    </style:style>
    <style:style style:name="P8" style:family="paragraph" style:parent-style-name="Standard">
      <style:text-properties fo:font-size="10pt" officeooo:rsid="004bc650" officeooo:paragraph-rsid="004bc650" style:font-size-asian="10pt" style:font-size-complex="10pt"/>
    </style:style>
    <style:style style:name="P9" style:family="paragraph" style:parent-style-name="Standard">
      <style:text-properties fo:font-size="10pt" officeooo:rsid="005dd787" officeooo:paragraph-rsid="005dd787" style:font-size-asian="10pt" style:font-size-complex="10pt"/>
    </style:style>
    <style:style style:name="P10" style:family="paragraph" style:parent-style-name="Standard">
      <style:text-properties fo:font-size="10pt" officeooo:rsid="005dd787" officeooo:paragraph-rsid="009ef8d8" style:font-size-asian="10pt" style:font-size-complex="10pt"/>
    </style:style>
    <style:style style:name="P11" style:family="paragraph" style:parent-style-name="Standard">
      <style:text-properties fo:font-size="10pt" officeooo:rsid="009b4b00" officeooo:paragraph-rsid="009b4b00" style:font-size-asian="10pt" style:font-size-complex="10pt"/>
    </style:style>
    <style:style style:name="P12" style:family="paragraph" style:parent-style-name="Standard">
      <style:text-properties fo:font-size="10pt" officeooo:rsid="009b4b00" officeooo:paragraph-rsid="009ef8d8" style:font-size-asian="10pt" style:font-size-complex="10pt"/>
    </style:style>
    <style:style style:name="P13" style:family="paragraph" style:parent-style-name="Standard">
      <style:text-properties fo:font-size="10pt" officeooo:rsid="005a8e38" officeooo:paragraph-rsid="005a8e38" style:font-size-asian="10pt" style:font-size-complex="10pt"/>
    </style:style>
    <style:style style:name="P14" style:family="paragraph" style:parent-style-name="Standard">
      <style:text-properties fo:font-size="10pt" officeooo:rsid="005a8e38" officeooo:paragraph-rsid="009ef8d8" style:font-size-asian="10pt" style:font-size-complex="10pt"/>
    </style:style>
    <style:style style:name="P15" style:family="paragraph" style:parent-style-name="Standard">
      <style:text-properties fo:font-size="10pt" officeooo:rsid="009ef8d8" officeooo:paragraph-rsid="009ef8d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7pt" fo:font-weight="bold" officeooo:rsid="0089d418" officeooo:paragraph-rsid="0089d418" style:font-size-asian="7pt" style:font-weight-asian="bold" style:font-size-complex="7pt" style:font-weight-complex="bold"/>
    </style:style>
    <style:style style:name="P17" style:family="paragraph" style:parent-style-name="Table_20_Contents">
      <style:text-properties style:font-name="Liberation Sans" fo:font-size="7pt" fo:font-weight="bold" officeooo:rsid="0089d418" officeooo:paragraph-rsid="0089d418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7pt" fo:font-weight="bold" officeooo:rsid="0088e3a3" officeooo:paragraph-rsid="0088e3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7pt" fo:font-weight="bold" officeooo:rsid="00635760" officeooo:paragraph-rsid="00635760" style:font-size-asian="7pt" style:font-weight-asian="bold" style:font-size-complex="7pt" style:font-weight-complex="bold"/>
    </style:style>
    <style:style style:name="P20" style:family="paragraph" style:parent-style-name="Table_20_Contents">
      <style:text-properties style:font-name="Liberation Sans" fo:font-size="7pt" officeooo:rsid="0089d418" officeooo:paragraph-rsid="0089d418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7pt" officeooo:rsid="00635760" officeooo:paragraph-rsid="00635760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7pt" officeooo:rsid="00635760" officeooo:paragraph-rsid="00962d8c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7pt" officeooo:rsid="00636cff" officeooo:paragraph-rsid="00636cff" style:font-size-asian="7pt" style:font-size-complex="7pt"/>
    </style:style>
    <style:style style:name="P24" style:family="paragraph" style:parent-style-name="Table_20_Contents">
      <style:text-properties style:font-name="Liberation Sans" fo:font-size="7pt" officeooo:rsid="00962d8c" officeooo:paragraph-rsid="00962d8c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7pt" officeooo:rsid="00962d8c" officeooo:paragraph-rsid="00962d8c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7pt" officeooo:rsid="00969578" officeooo:paragraph-rsid="00969578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7pt" officeooo:rsid="00983c62" officeooo:paragraph-rsid="00983c62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7pt" officeooo:rsid="00990fef" officeooo:paragraph-rsid="00990fef" style:font-size-asian="7pt" style:font-size-complex="7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0pt" officeooo:rsid="0056acde" officeooo:paragraph-rsid="0056acde" style:font-size-asian="10pt" style:font-size-complex="10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0pt" officeooo:rsid="00962d8c" officeooo:paragraph-rsid="00962d8c" style:font-size-asian="10pt" style:font-size-complex="10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ize="10pt" officeooo:rsid="005c1bf0" officeooo:paragraph-rsid="0056acde" style:font-size-asian="10pt" style:font-size-complex="10pt"/>
    </style:style>
    <style:style style:name="P32" style:family="paragraph" style:parent-style-name="Standard">
      <style:paragraph-properties fo:break-before="page"/>
      <style:text-properties style:font-name="Liberation Sans" fo:font-size="10pt" fo:font-weight="bold" officeooo:rsid="001dabf8" officeooo:paragraph-rsid="001dabf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Liberation Sans" fo:font-size="10pt" fo:font-weight="bold" officeooo:rsid="009ef8d8" officeooo:paragraph-rsid="009ef8d8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Liberation Sans" fo:font-size="10pt" fo:font-weight="bold" officeooo:rsid="009d3e81" officeooo:paragraph-rsid="009d3e81" style:font-size-asian="10pt" style:font-weight-asian="bold" style:font-size-complex="10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1"/>
      <style:text-properties style:font-name="Liberation Sans" fo:font-size="28pt" fo:font-weight="bold" officeooo:rsid="008ef0b2" officeooo:paragraph-rsid="008ef0b2" style:font-size-asian="28pt" style:font-weight-asian="bold" style:font-size-complex="28pt" style:font-weight-complex="bold"/>
    </style:style>
    <style:style style:name="P36" style:family="paragraph" style:parent-style-name="Standard" style:master-page-name="">
      <style:paragraph-properties style:page-number="auto"/>
      <style:text-properties style:font-name="Liberation Sans" fo:font-size="10pt" fo:font-weight="bold" officeooo:rsid="00593bb2" officeooo:paragraph-rsid="00593bb2" style:font-size-asian="10pt" style:font-weight-asian="bold" style:font-size-complex="10pt" style:font-weight-complex="bold"/>
    </style:style>
    <style:style style:name="T1" style:family="text">
      <style:text-properties officeooo:rsid="00962d8c"/>
    </style:style>
    <style:style style:name="T2" style:family="text">
      <style:text-properties officeooo:rsid="007abf0a"/>
    </style:style>
    <style:style style:name="T3" style:family="text">
      <style:text-properties officeooo:rsid="007cd0e1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09ef8d8" style:font-weight-asian="bold" style:font-weight-complex="bold"/>
    </style:style>
    <style:style style:name="T6" style:family="text">
      <style:text-properties officeooo:rsid="00983c62"/>
    </style:style>
    <style:style style:name="T7" style:family="text">
      <style:text-properties officeooo:rsid="00990fef"/>
    </style:style>
    <style:style style:name="T8" style:family="text">
      <style:text-properties officeooo:rsid="009b4b00"/>
    </style:style>
    <style:style style:name="T9" style:family="text">
      <style:text-properties officeooo:rsid="00a0705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6"/>
      <text:p text:style-name="P6"/>
      <text:p text:style-name="P6"/>
      <text:p text:style-name="P6"/>
      <text:p text:style-name="P6"><draw:frame draw:style-name="fr1" draw:name="Image4" text:anchor-type="as-char" svg:y="0cm" svg:width="15cm" svg:height="2.371cm" draw:z-index="0"><draw:image xlink:href="Pictures/1000237D000019D9000003D86D469831AAFBB3A0.svg" xlink:type="simple" xlink:show="embed" xlink:actuate="onLoad"/><draw:image xlink:href="Pictures/10000201000000FA00000025491312239B4FAF7D.png" xlink:type="simple" xlink:show="embed" xlink:actuate="onLoad"/></draw:frame></text:p>
      <text:p text:style-name="P6"/>
      <text:p text:style-name="P7">XMICRO-<text:span text:style-name="T1">7SEG</text:span></text:p>
      <text:p text:style-name="P5">Technical Manual</text:p>
      <text:p text:style-name="P32">Features:</text:p>
      <text:p text:style-name="P4"/>
      <text:p text:style-name="P30">2-Byte hexadecimal LED display</text:p>
      <text:p text:style-name="P30">10-bit LED bar graph</text:p>
      <text:p text:style-name="P29"><text:span text:style-name="T2">C</text:span>ard ID register for system self-configuration</text:p>
      <text:p text:style-name="P29"/>
      <text:p text:style-name="P3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6">Table <text:span text:style-name="T1">1</text:span> – Card Configuration</text:p>
          </table:table-cell>
          <table:covered-table-cell/>
        </table:table-row>
        <table:table-row>
          <table:table-cell table:style-name="Table3.A2" office:value-type="string">
            <text:p text:style-name="P17">Setting</text:p>
          </table:table-cell>
          <table:table-cell table:style-name="Table3.B2" office:value-type="string">
            <text:p text:style-name="P17">Function</text:p>
          </table:table-cell>
        </table:table-row>
        <table:table-row>
          <table:table-cell table:style-name="Table3.A2" office:value-type="string">
            <text:p text:style-name="P20">JP1</text:p>
          </table:table-cell>
          <table:table-cell table:style-name="Table3.B2" office:value-type="string">
            <text:p text:style-name="P24">Hexadecimal display common pin polarity</text:p>
          </table:table-cell>
        </table:table-row>
        <table:table-row>
          <table:table-cell table:style-name="Table3.A2" office:value-type="string">
            <text:p text:style-name="P20">JP2</text:p>
          </table:table-cell>
          <table:table-cell table:style-name="Table3.B2" office:value-type="string">
            <text:p text:style-name="P24">Bar graph common pin polarity</text:p>
          </table:table-cell>
        </table:table-row>
      </table:table>
      <text:p text:style-name="P8"/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table:number-columns-spanned="9" office:value-type="string">
            <text:p text:style-name="P18">Table <text:span text:style-name="T8">2</text:span> – Onboard Regist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Address</text:p>
          </table:table-cell>
          <table:table-cell table:style-name="Table4.A2" office:value-type="string">
            <text:p text:style-name="P19">D7</text:p>
          </table:table-cell>
          <table:table-cell table:style-name="Table4.A2" office:value-type="string">
            <text:p text:style-name="P19">D6</text:p>
          </table:table-cell>
          <table:table-cell table:style-name="Table4.A2" office:value-type="string">
            <text:p text:style-name="P19">D5</text:p>
          </table:table-cell>
          <table:table-cell table:style-name="Table4.A2" office:value-type="string">
            <text:p text:style-name="P19">D4</text:p>
          </table:table-cell>
          <table:table-cell table:style-name="Table4.A2" office:value-type="string">
            <text:p text:style-name="P19">D3</text:p>
          </table:table-cell>
          <table:table-cell table:style-name="Table4.A2" office:value-type="string">
            <text:p text:style-name="P19">D2</text:p>
          </table:table-cell>
          <table:table-cell table:style-name="Table4.A2" office:value-type="string">
            <text:p text:style-name="P19">D1</text:p>
          </table:table-cell>
          <table:table-cell table:style-name="Table4.I2" office:value-type="string">
            <text:p text:style-name="P19">D0</text:p>
          </table:table-cell>
        </table:table-row>
        <table:table-row>
          <table:table-cell table:style-name="Table4.A2" office:value-type="string">
            <text:p text:style-name="P22">$X0<text:span text:style-name="T3">0 (W)</text:span></text:p>
          </table:table-cell>
          <table:table-cell table:style-name="Table4.I2" table:number-columns-spanned="8" office:value-type="string">
            <text:p text:style-name="P26">Hexadecimal <text:span text:style-name="T6">D</text:span>isplay (least-significant byt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1">$X0<text:span text:style-name="T3">1 (W)</text:span></text:p>
          </table:table-cell>
          <table:table-cell table:style-name="Table4.I2" table:number-columns-spanned="8" office:value-type="string">
            <text:p text:style-name="P26">Hexadecimal <text:span text:style-name="T6">D</text:span>isplay (most-significant byt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">$X02 <text:span text:style-name="T8">(W)</text:span></text:p>
          </table:table-cell>
          <table:table-cell table:style-name="Table4.I2" table:number-columns-spanned="8" office:value-type="string">
            <text:p text:style-name="P27">Bar Graph (least-significant byt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">$X03 <text:span text:style-name="T8">(W)</text:span></text:p>
          </table:table-cell>
          <table:table-cell table:style-name="Table4.A2" office:value-type="string">
            <text:p text:style-name="P27">$X01 Enable</text:p>
          </table:table-cell>
          <table:table-cell table:style-name="Table4.A2" office:value-type="string">
            <text:p text:style-name="P27">$X00 Enable</text:p>
          </table:table-cell>
          <table:table-cell table:style-name="Table4.I2" office:value-type="string">
            <text:p text:style-name="P28">D4 Decimal</text:p>
          </table:table-cell>
          <table:table-cell table:style-name="Table4.A2" office:value-type="string">
            <text:p text:style-name="P28">D3 Decimal</text:p>
          </table:table-cell>
          <table:table-cell table:style-name="Table4.A2" office:value-type="string">
            <text:p text:style-name="P28">D2 Decimal</text:p>
          </table:table-cell>
          <table:table-cell table:style-name="Table4.A2" office:value-type="string">
            <text:p text:style-name="P28">D1 Decimal</text:p>
          </table:table-cell>
          <table:table-cell table:style-name="Table4.A2" office:value-type="string">
            <text:p text:style-name="P27">Bar Graph <text:span text:style-name="T7">B</text:span>it 9</text:p>
          </table:table-cell>
          <table:table-cell table:style-name="Table4.I2" office:value-type="string">
            <text:p text:style-name="P27">Bar Graph <text:span text:style-name="T7">B</text:span>it 8</text:p>
          </table:table-cell>
        </table:table-row>
        <table:table-row>
          <table:table-cell table:style-name="Table4.A2" office:value-type="string">
            <text:p text:style-name="P21">$XFF <text:span text:style-name="T8">(R)</text:span></text:p>
          </table:table-cell>
          <table:table-cell table:style-name="Table4.I2" table:number-columns-spanned="8" office:value-type="string">
            <text:p text:style-name="P23">Card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3">General Description</text:p>
      <text:p text:style-name="P10"/>
      <text:p text:style-name="P15">The XMICRO-7SEG is a simple LED display card intended for use in debugging or as a very limited information display in an XMICRO system. The display registers are all read-only, so values must also be stored in memory to be reused. Jumpers may be set to accommodate <text:span text:style-name="T9">LED modules with both common-cathode and common-anode pins.</text:span></text:p>
      <text:p text:style-name="P15"/>
      <text:p text:style-name="P12"/>
      <text:p text:style-name="P11"><text:span text:style-name="T5">H</text:span><text:span text:style-name="T4">exadecimal Display</text:span></text:p>
      <text:p text:style-name="P9"/>
      <text:p text:style-name="P13">T<text:span text:style-name="T8">he hexadecimal display shows the two-byte little-endian value stored in $X00-$X01. Each byte can be turned off individuially with D&lt;7..6&gt; of register $X03.</text:span></text:p>
      <text:p text:style-name="P13"/>
      <text:p text:style-name="P13"/>
      <text:p text:style-name="P34">Bar Graph Display</text:p>
      <text:p text:style-name="P14"/>
      <text:p text:style-name="P14">T<text:span text:style-name="T8">he bar graph display shows the 10-bit binary value stored in $X02 and bits D&lt;1..0&gt; of $X03. The graph can be extended to 14 bits by including the decimal points of the hexadecimal display. These can be activated using bits D&lt;5..2&gt; of $X0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Standard">
      <style:paragraph-properties fo:text-align="center" style:justify-single-word="false"/>
      <style:text-properties style:font-name="Liberation Sans" fo:font-size="10pt" fo:font-weight="normal" officeooo:rsid="008f1766" officeooo:paragraph-rsid="008f1766" style:font-size-asian="10pt" style:font-weight-asian="normal" style:font-size-complex="10pt" style:font-weight-complex="normal"/>
    </style:style>
    <style:style style:name="MT1" style:family="text">
      <style:text-properties officeooo:rsid="00962d8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2</text:page-count></text:p>
      </style:footer>
      <style:footer-left>
        <text:p text:style-name="MP2"><text:page-number text:select-page="current">2</text:page-number>/<text:page-count>2</text:page-count></text:p>
      </style:footer-left>
    </style:master-page>
    <style:master-page style:name="First_20_Page" style:display-name="First Page" style:page-layout-name="Mpm2" style:next-style-name="Standard">
      <style:footer>
        <text:p text:style-name="MP3">V1.0 2018-0<text:span text:style-name="MT1">6</text:span>-0<text:span text:style-name="MT1">2</text:span></text:p>
        <text:p text:style-name="MP3">Applies to hardware V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7:10:13.846213093</meta:creation-date>
    <dc:date>2018-06-23T22:47:49.524652481</dc:date>
    <meta:editing-duration>PT8H5M38S</meta:editing-duration>
    <meta:editing-cycles>61</meta:editing-cycles>
    <meta:generator>LibreOffice/5.1.6.2$Linux_X86_64 LibreOffice_project/10m0$Build-2</meta:generator>
    <meta:print-date>2018-01-21T21:44:42.759984360</meta:print-date>
    <meta:document-statistic meta:table-count="2" meta:image-count="1" meta:object-count="0" meta:page-count="2" meta:paragraph-count="51" meta:word-count="229" meta:character-count="1378" meta:non-whitespace-character-count="1197"/>
  </office:meta>
</office:document-meta>
</file>